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2D1B364E73C92CCF73.png" manifest:media-type="image/png"/>
  <manifest:file-entry manifest:full-path="Pictures/100000010000033F000002401CE4957EF7653106.png" manifest:media-type="image/png"/>
  <manifest:file-entry manifest:full-path="Pictures/100000010000033F00000240D06A39A0E5FD416D.png" manifest:media-type="image/png"/>
  <manifest:file-entry manifest:full-path="Pictures/100000010000033F0000022DE38277F15CB9CE2D.png" manifest:media-type="image/png"/>
  <manifest:file-entry manifest:full-path="Pictures/100000010000033F0000022D7D71F2778D357602.png" manifest:media-type="image/png"/>
  <manifest:file-entry manifest:full-path="Pictures/100000010000033F0000022DD540BCE2B771F647.png" manifest:media-type="image/png"/>
  <manifest:file-entry manifest:full-path="Pictures/100000010000033F0000022D3E544064D98DFDBB.png" manifest:media-type="image/png"/>
  <manifest:file-entry manifest:full-path="Pictures/100000010000033F0000022D4A6C68DB91EBE7B9.png" manifest:media-type="image/png"/>
  <manifest:file-entry manifest:full-path="Pictures/100000010000033F0000022D595C72D920E81EBC.png" manifest:media-type="image/png"/>
  <manifest:file-entry manifest:full-path="Pictures/100000010000033F0000022D7784DB7A7513EC8E.png" manifest:media-type="image/png"/>
  <manifest:file-entry manifest:full-path="Pictures/100000010000033F0000022D1DA65372EC534A94.png" manifest:media-type="image/png"/>
  <manifest:file-entry manifest:full-path="Pictures/100000010000033F0000022DB5850A7DBB4E9F70.png" manifest:media-type="image/png"/>
  <manifest:file-entry manifest:full-path="Pictures/100000010000033F0000022D76A0261D1106AE1A.png" manifest:media-type="image/png"/>
  <manifest:file-entry manifest:full-path="Pictures/100000010000033F0000022D83FACE64D8964C27.png" manifest:media-type="image/png"/>
  <manifest:file-entry manifest:full-path="Pictures/100000010000033F0000022D7F0D5977E8EE5CA1.png" manifest:media-type="image/png"/>
  <manifest:file-entry manifest:full-path="Pictures/100000010000033F0000022D63373AB603275F6B.png" manifest:media-type="image/png"/>
  <manifest:file-entry manifest:full-path="Pictures/100000010000033F0000022D8F618AFDFE75D302.png" manifest:media-type="image/png"/>
  <manifest:file-entry manifest:full-path="Pictures/100000010000033F0000022D7233E5C4CCE8C28E.png" manifest:media-type="image/png"/>
  <manifest:file-entry manifest:full-path="Pictures/100000010000033F0000022DB88B7335BAEAC46A.png" manifest:media-type="image/png"/>
  <manifest:file-entry manifest:full-path="Pictures/100000010000033F0000022DD0666BADEC9A71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29cm, 4.129cm, 9.47cm, 0.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27cm, 5.076cm, 8.931cm, 0.4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13cm, 5.221cm, 7.955cm, 0.4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18cm, 5.082cm, 9.356cm, 0.4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31cm, 0.796cm, 1.147cm, 0.4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46cm, 5.893cm, 8.821cm, 0.4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25cm, 3.076cm, 8.886cm, 0.49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09cm, 5.436cm, 5.906cm, 0.4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71cm, 4.611cm, 3.306cm, 0.5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29cm, 2.697cm, 7.685cm, 0.50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429cm, 4.657cm, 8.068cm, 0.50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429cm, 4.588cm, 7.71cm, 0.51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429cm, 1.82cm, 7.747cm, 0.48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672cm, 3.32cm, 7.357cm, 0.49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089cm, 4.129cm, 7.378cm, 0.5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429cm, 0.736cm, 6.219cm, 0.49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3cm, 4.874cm, 8.124cm, 0.41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429cm, 5.29cm, 8.913cm, 0.497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445cm, 3.134cm, 6.424cm, 0.4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406cm, 3.226cm, 8.916cm, 0.506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.385cm, 3.62cm, 0.616cm, 0.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1" draw:name="Image18" text:anchor-type="char" svg:x="0.046cm" svg:y="0.025cm" svg:width="13.056cm" svg:height="9.848cm" draw:z-index="17"><draw:image xlink:href="Pictures/100000010000033F000002401CE4957EF7653106.png" xlink:type="simple" xlink:show="embed" xlink:actuate="onLoad" draw:mime-type="image/png"/></draw:frame><draw:frame draw:style-name="fr20" draw:name="Image19" text:anchor-type="char" svg:x="0.046cm" svg:y="10.047cm" svg:width="13.391cm" svg:height="1.806cm" draw:z-index="18"><draw:image xlink:href="Pictures/100000010000033F00000240D06A39A0E5FD416D.png" xlink:type="simple" xlink:show="embed" xlink:actuate="onLoad" draw:mime-type="image/png"/></draw:frame><draw:frame draw:style-name="fr19" draw:name="Image20" text:anchor-type="char" svg:x="0.023cm" svg:y="12.002cm" svg:width="13.524cm" svg:height="3.789cm" draw:z-index="19"><draw:image xlink:href="Pictures/100000010000033F0000022D7D71F2778D357602.png" xlink:type="simple" xlink:show="embed" xlink:actuate="onLoad" draw:mime-type="image/png"/></draw:frame></text:p>
      <text:p text:style-name="P1"><draw:frame draw:style-name="fr18" draw:name="Image9" text:anchor-type="char" svg:x="0.012cm" svg:y="-0.016cm" svg:width="11.405cm" svg:height="1.399cm" draw:z-index="8"><draw:image xlink:href="Pictures/100000010000033F0000022D1B364E73C92CCF73.png" xlink:type="simple" xlink:show="embed" xlink:actuate="onLoad" draw:mime-type="image/png"/></draw:frame><draw:frame draw:style-name="fr17" draw:name="Image10" text:anchor-type="char" svg:x="-0.083cm" svg:y="1.662cm" svg:width="11.885cm" svg:height="1.319cm" draw:z-index="9"><draw:image xlink:href="Pictures/100000010000033F0000022DE38277F15CB9CE2D.png" xlink:type="simple" xlink:show="embed" xlink:actuate="onLoad" draw:mime-type="image/png"/></draw:frame><draw:frame draw:style-name="fr16" draw:name="Image11" text:anchor-type="char" svg:x="0.012cm" svg:y="3.127cm" svg:width="15.812cm" svg:height="4.002cm" draw:z-index="10"><draw:image xlink:href="Pictures/100000010000033F0000022DD540BCE2B771F647.png" xlink:type="simple" xlink:show="embed" xlink:actuate="onLoad" draw:mime-type="image/png"/></draw:frame><draw:frame draw:style-name="fr15" draw:name="Image12" text:anchor-type="char" svg:x="0.076cm" svg:y="8.269cm" svg:width="12.517cm" svg:height="1.279cm" draw:z-index="11"><draw:image xlink:href="Pictures/100000010000033F0000022D4A6C68DB91EBE7B9.png" xlink:type="simple" xlink:show="embed" xlink:actuate="onLoad" draw:mime-type="image/png"/></draw:frame><draw:frame draw:style-name="fr14" draw:name="Image13" text:anchor-type="char" svg:x="0.076cm" svg:y="9.737cm" svg:width="13.314cm" svg:height="1.7cm" draw:z-index="12"><draw:image xlink:href="Pictures/100000010000033F0000022D595C72D920E81EBC.png" xlink:type="simple" xlink:show="embed" xlink:actuate="onLoad" draw:mime-type="image/png"/></draw:frame><draw:frame draw:style-name="fr13" draw:name="Image14" text:anchor-type="char" svg:x="0.102cm" svg:y="11.643cm" svg:width="14.773cm" svg:height="2.526cm" draw:z-index="13"><draw:image xlink:href="Pictures/100000010000033F0000022D7784DB7A7513EC8E.png" xlink:type="simple" xlink:show="embed" xlink:actuate="onLoad" draw:mime-type="image/png"/></draw:frame><draw:frame draw:style-name="fr12" draw:name="Image15" text:anchor-type="char" svg:x="0.102cm" svg:y="14.383cm" svg:width="12.065cm" svg:height="2.561cm" draw:z-index="14"><draw:image xlink:href="Pictures/100000010000033F0000022D1DA65372EC534A94.png" xlink:type="simple" xlink:show="embed" xlink:actuate="onLoad" draw:mime-type="image/png"/></draw:frame><draw:frame draw:style-name="fr11" draw:name="Image16" text:anchor-type="char" svg:x="0.152cm" svg:y="17.17cm" svg:width="12.009cm" svg:height="2.215cm" draw:z-index="15"><draw:image xlink:href="Pictures/100000010000033F0000022DB5850A7DBB4E9F70.png" xlink:type="simple" xlink:show="embed" xlink:actuate="onLoad" draw:mime-type="image/png"/></draw:frame><draw:frame draw:style-name="fr10" draw:name="Image17" text:anchor-type="char" svg:x="0.168cm" svg:y="19.517cm" svg:width="13.903cm" svg:height="2.586cm" draw:z-index="16"><draw:image xlink:href="Pictures/100000010000033F0000022D76A0261D1106AE1A.png" xlink:type="simple" xlink:show="embed" xlink:actuate="onLoad" draw:mime-type="image/png"/></draw:frame><draw:frame draw:style-name="fr1" draw:name="Image21" text:anchor-type="char" svg:x="0.076cm" svg:y="7.392cm" svg:width="12.517cm" svg:height="0.861cm" draw:z-index="20"><draw:image xlink:href="Pictures/100000010000033F0000022D4A6C68DB91EBE7B9.png" xlink:type="simple" xlink:show="embed" xlink:actuate="onLoad" draw:mime-type="image/png"/></draw:frame></text:p>
      <text:p text:style-name="P1"><draw:frame draw:style-name="fr9" draw:name="Image1" text:anchor-type="char" svg:x="0.034cm" svg:y="0.021cm" svg:width="12.977cm" svg:height="5.218cm" draw:z-index="0"><draw:image xlink:href="Pictures/100000010000033F0000022D83FACE64D8964C27.png" xlink:type="simple" xlink:show="embed" xlink:actuate="onLoad" draw:mime-type="image/png"/></draw:frame><draw:frame draw:style-name="fr8" draw:name="Image2" text:anchor-type="char" svg:x="0.034cm" svg:y="5.57cm" svg:width="10.252cm" svg:height="3.933cm" draw:z-index="1"><draw:image xlink:href="Pictures/100000010000033F0000022D7F0D5977E8EE5CA1.png" xlink:type="simple" xlink:show="embed" xlink:actuate="onLoad" draw:mime-type="image/png"/></draw:frame><draw:frame draw:style-name="fr7" draw:name="Image3" text:anchor-type="char" svg:x="0.034cm" svg:y="9.791cm" svg:width="13.102cm" svg:height="1.383cm" draw:z-index="2"><draw:image xlink:href="Pictures/100000010000033F0000022D63373AB603275F6B.png" xlink:type="simple" xlink:show="embed" xlink:actuate="onLoad" draw:mime-type="image/png"/></draw:frame><draw:frame draw:style-name="fr6" draw:name="Image4" text:anchor-type="char" svg:x="0.032cm" svg:y="11.716cm" svg:width="9.74cm" svg:height="1.873cm" draw:z-index="3"><draw:image xlink:href="Pictures/100000010000033F0000022D8F618AFDFE75D302.png" xlink:type="simple" xlink:show="embed" xlink:actuate="onLoad" draw:mime-type="image/png"/></draw:frame><draw:frame draw:style-name="fr5" draw:name="Image5" text:anchor-type="char" svg:x="0.101cm" svg:y="14.78cm" svg:width="11.321cm" svg:height="6.025cm" draw:z-index="4"><draw:image xlink:href="Pictures/100000010000033F0000022D7233E5C4CCE8C28E.png" xlink:type="simple" xlink:show="embed" xlink:actuate="onLoad" draw:mime-type="image/png"/></draw:frame><draw:frame draw:style-name="fr4" draw:name="Image6" text:anchor-type="char" svg:x="0.101cm" svg:y="14cm" svg:width="11.275cm" svg:height="0.781cm" draw:z-index="5"><draw:image xlink:href="Pictures/100000010000033F0000022DD0666BADEC9A71F0.png" xlink:type="simple" xlink:show="embed" xlink:actuate="onLoad" draw:mime-type="image/png"/></draw:frame><draw:frame draw:style-name="fr3" draw:name="Image7" text:anchor-type="char" svg:x="0.101cm" svg:y="21.103cm" svg:width="11.502cm" svg:height="2.341cm" draw:z-index="6"><draw:image xlink:href="Pictures/100000010000033F0000022DB88B7335BAEAC46A.png" xlink:type="simple" xlink:show="embed" xlink:actuate="onLoad" draw:mime-type="image/png"/></draw:frame><draw:frame draw:style-name="fr2" draw:name="Image8" text:anchor-type="char" svg:x="0.037cm" svg:y="23.774cm" svg:width="11.629cm" svg:height="1.383cm" draw:z-index="7"><draw:image xlink:href="Pictures/100000010000033F0000022D3E544064D98DFD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2T17:11:35.497000000</meta:creation-date>
    <dc:date>2023-03-13T06:33:06.531000000</dc:date>
    <meta:editing-duration>PT25M26S</meta:editing-duration>
    <meta:editing-cycles>5</meta:editing-cycles>
    <meta:generator>LibreOffice/7.4.3.2$Windows_X86_64 LibreOffice_project/1048a8393ae2eeec98dff31b5c133c5f1d08b890</meta:generator>
    <meta:document-statistic meta:table-count="0" meta:image-count="21" meta:object-count="0" meta:page-count="3" meta:paragraph-count="0" meta:word-count="0" meta:character-count="0" meta:non-whitespace-character-count="0"/>
  </office:meta>
</office:document-meta>
</file>